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cc"/>
    </style:style>
    <style:style style:name="T1" style:family="text">
      <style:text-properties fo:color="#ff00cc"/>
    </style:style>
    <style:style style:name="T2"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game will be based on the programming language C# and the Monogame framework. It is a "Asteroids" derivation, where the player controls a little spaceship. The goal is to <text:span text:style-name="T2">obtain points by </text:span><text:s/>surviving as long as possible.</text:p>
      <text:p text:style-name="Standard">In the start screen, the player selects one of many ships, which differ in structure points, maximal fuel capacity, energy capacity and mass.</text:p>
      <text:p text:style-name="Standard">The structure points are the life of the ship. When they hit zero, the ship is destroyed.</text:p>
      <text:p text:style-name="Standard">The maximal fuel capacity determines how much fuel a ship can hold. Every movemet costs fuel and once the ship runs out of fuel, the ship can not be controlled anymore and the player loses.</text:p>
      <text:p text:style-name="P1">//Player can't move anymore -&gt; Ship that gains fuel? -&gt; Lucky spawn of a "sphere"</text:p>
      <text:p text:style-name="P1">spheres spawn randomly or at special places in the universe and have boosts e.g. Fuel/HP/Energy</text:p>
      <text:p text:style-name="Standard">The energy is used for weapons to destroy hostile entities. Each ship has <text:span text:style-name="T1">its own set of <text:s/>weapons</text:span>. The usage costs a different amount of energy for <text:span text:style-name="T1">each weapon/weaponset</text:span>.</text:p>
      <text:p text:style-name="Standard">The mass of a ship determines the maximal velocity and the fuel costs of a ship. The higher the mass, the more fuel will be consumed and the smaller the maximal velocity the ship can get.</text:p>
      <text:p text:style-name="P1">//slower increase of speed instead of lower maximum speed</text:p>
      <text:p text:style-name="Standard"/>
      <text:p text:style-name="Standard">Every ship has a body that can collide with other ships. The body and the collision will be handled by the farseer framework. Every collision causes both entities to lose structure points.This can result in the destruction of one of these ship. On top of that, the farseer framework provides "realistic" collision responses in sense of bouncing off from each other. This can simplify the implementation of collision handling.</text:p>
      <text:p text:style-name="Standard"/>
      <text:p text:style-name="Standard">Since every movement costs fuel, the player needs to replenish the ships fuel stock. Therefore wrecks from other dimensions will occasionally spawn in your domain which you can collect to find fuel and other stuff like spawn time reducer, points and so on.</text:p>
      <text:p text:style-name="Standard"/>
      <text:p text:style-name="Standard">Another game mechanic are ship modules, which are like unique skills of a ship. For example that a ship will automatically pull in nearby wrecks like a gravity field, or push back smaller enemies.</text:p>
      <text:p text:style-name="Standard"/>
      <text:p text:style-name="Standard">To make the game more challenging than just flying aroung and collecting wrecks and points, enemy ships will occasionally spawn. They differ from their behavior, so that some will try to ram the players ship or collect spawning wrecks. The player can use his weapons to make them disappear. But the laser will consume energy, which must be replenished by scavanging wrecks.</text:p>
      <text:p text:style-name="Standard"/>
      <text:p text:style-name="Standard">Because enemy ships are not yet enough, asteroids will also spawn from the border of the game field and make it difficult to fly around or stay put.</text:p>
      <text:p text:style-name="Standard"/>
      <text:p text:style-name="Standard">After a game the player can enter his name and his points will be stored in an online database.</text:p>
      <text:p text:style-name="Standard"/>
      <text:p text:style-name="Standard"/>
      <text:p text:style-name="Standard">Instead of directly controlling the player, an impulse movement could be implemented for "innovative controls". Howerver this could lead to problems when implementing the controls for weapons and touchpad (But would be nice for touchscreen, when weapons will be left out).</text:p>
      <text:p text:style-name="Standard">Also it can be argued if the existence of weapons is needed. Another approach could be that the enemy ships will be destroyed when they run out of fuel, or they can be destroyed by ramming them. Then the player ship must be constructed in a way, that it can be repaired by scavanging wrecks and it must be sturdier than the enemy ships.</text:p>
      <text:p text:style-name="Standard"/>
      <text:p text:style-name="Standard">Additions:</text:p>
      <text:p text:style-name="Standard">Energy used for a shield generator </text:p>
      <text:p text:style-name="Standard">Modifications for the ship that boost stats</text:p>
      <text:p text:style-name="Standard">Online-Database for highscores</text:p>
      <text:p text:style-name="Standard"><text:soft-page-break/>Each ship has 1 specific weapon. There are 4 typed of weapons : rocketlaunchers, lasers, mines and rams. </text:p>
      <text:p text:style-name="Standard">The player earns credits for looting &amp; destroying enemy ships or wracks and for the time he survived. There are 3 difficulties of which the player can choose one. This is going to impact the amount of enemy ships and the size of asteroids. The credits will be multiplied with a specific ratio for each difficulty. With the credits the player can unlock bigger and better ships or buy modifications for his ships in the store.</text:p>
      <text:p text:style-name="Standard">There is a chance that a random event occurs. An example would be a boss-ship spawning somewehre around the p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20S</meta:editing-duration>
    <meta:editing-cycles>18</meta:editing-cycles>
    <meta:generator>OpenOffice/4.1.2$Win32 OpenOffice.org_project/412m3$Build-9782</meta:generator>
    <dc:date>2016-11-03T15:33:56.65</dc:date>
    <meta:document-statistic meta:table-count="0" meta:image-count="0" meta:object-count="0" meta:page-count="2" meta:paragraph-count="24" meta:word-count="708" meta:character-count="4096"/>
    <meta:user-defined meta:name="Info 1"/>
    <meta:user-defined meta:name="Info 2"/>
    <meta:user-defined meta:name="Info 3"/>
    <meta:user-defined meta:name="Info 4"/>
  </office:meta>
</office:document-meta>
</file>